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ui-monospace" svg:font-family="ui-monospace, SFMono-Regular, Menlo, Monaco, Consolas, 'Liberation Mono', 'Courier New', monospace"/>
  </office:font-face-decls>
  <office:automatic-styles>
    <style:style style:name="P1" style:family="paragraph" style:parent-style-name="Heading_20_3">
      <style:paragraph-properties fo:text-align="start" style:justify-single-word="false"/>
      <style:text-properties fo:font-weight="normal" officeooo:paragraph-rsid="00047afa"/>
    </style:style>
    <style:style style:name="P2" style:family="paragraph" style:parent-style-name="Standard">
      <style:paragraph-properties fo:text-align="start" style:justify-single-word="false"/>
      <style:text-properties fo:font-weight="normal" officeooo:rsid="00047afa" officeooo:paragraph-rsid="00047afa" style:font-weight-asian="normal" style:font-weight-complex="normal"/>
    </style:style>
    <style:style style:name="P3" style:family="paragraph" style:parent-style-name="Standard">
      <style:paragraph-properties fo:text-align="start" style:justify-single-word="false"/>
      <style:text-properties fo:font-weight="normal" officeooo:paragraph-rsid="00047afa"/>
    </style:style>
    <style:style style:name="P4" style:family="paragraph" style:parent-style-name="Standard">
      <style:paragraph-properties fo:text-align="center" style:justify-single-word="false"/>
      <style:text-properties fo:font-weight="bold" officeooo:rsid="0011d9dd" officeooo:paragraph-rsid="00047afa" style:font-weight-asian="bold" style:font-weight-complex="bold"/>
    </style:style>
    <style:style style:name="P5" style:family="paragraph" style:parent-style-name="Standard">
      <style:paragraph-properties fo:text-align="start" style:justify-single-word="false"/>
      <style:text-properties fo:font-weight="bold" officeooo:rsid="0011d9dd" officeooo:paragraph-rsid="00047afa" style:font-weight-asian="bold" style:font-weight-complex="bold"/>
    </style:style>
    <style:style style:name="P6" style:family="paragraph" style:parent-style-name="Standard">
      <style:paragraph-properties fo:text-align="center" style:justify-single-word="false"/>
      <style:text-properties officeooo:paragraph-rsid="00047afa"/>
    </style:style>
    <style:style style:name="P7" style:family="paragraph" style:parent-style-name="Text_20_body">
      <style:paragraph-properties fo:margin-left="0cm" fo:margin-right="0cm" fo:text-indent="0cm" style:auto-text-indent="false" fo:padding="0cm" fo:border="none"/>
    </style:style>
    <style:style style:name="P8" style:family="paragraph" style:parent-style-name="Text_20_body">
      <style:paragraph-properties fo:text-align="start" style:justify-single-word="false"/>
      <style:text-properties fo:font-weight="normal" officeooo:paragraph-rsid="00047afa"/>
    </style:style>
    <style:style style:name="T1" style:family="text">
      <style:text-properties fo:font-weight="bold" officeooo:rsid="0011d9dd" style:font-weight-asian="bold" style:font-weight-complex="bold"/>
    </style:style>
    <style:style style:name="T2" style:family="text">
      <style:text-properties officeooo:rsid="00047afa"/>
    </style:style>
    <style:style style:name="T3" style:family="text">
      <style:text-properties officeooo:rsid="00047afa" loext:padding="0cm" loext:border="none"/>
    </style:style>
    <style:style style:name="T4" style:family="text">
      <style:text-properties officeooo:rsid="00047afa" style:font-weight-asian="normal" style:font-weight-complex="normal"/>
    </style:style>
    <style:style style:name="T5" style:family="text">
      <style:text-properties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ARCHIVOS DE TEXTO</text:span></text:p>
      <text:p text:style-name="P6"><text:span text:style-name="T1"/></text:p>
      <text:p text:style-name="P5">¿Qué es?</text:p>
      <text:p text:style-name="P2">Los archivos de texto son archivos que contienen información almacenada en forma de texto simple. En estos archivos, la información se guarda en caracteres legibles por los humanos, como letras, números y símbolos, y se almacena en un formato que no está destinado a ser ejecutado como código de programa. Los archivos de texto son comunes para almacenar datos en uyn formato que es fácilmente legible y editable por los humanos y máquinas.</text:p>
      <text:p text:style-name="P2"/>
      <text:p text:style-name="P3"><text:span text:style-name="T4">Para leer y escribir archivos de texto en Python, podemos usar la función open() bulit-in o incorporación a python.</text:span></text:p>
      <text:p text:style-name="P3"><text:span text:style-name="T4"/></text:p>
      <text:p text:style-name="P3"><text:span text:style-name="T4">La funciópn open() en Python nos permite trabajar con archivos de distintas formas usanbdo distintos modos para realizar operaciones sobre el archivo. A continuación, veremos los diferentes modos que podemos usar con open().</text:span></text:p>
      <text:p text:style-name="P3"><text:span text:style-name="T4"/></text:p>
      <text:p text:style-name="P3"><text:span text:style-name="T4">Argumentos más usados de open() open(file,mode =’r’) file es una cadena de String que define la ruta y el nombre del archivo con extensión. Ejemplo ‘miArchivo.txt’</text:span></text:p>
      <text:p text:style-name="P3"><text:span text:style-name="T4"/></text:p>
      <text:h text:style-name="P1" text:outline-level="3"><text:span text:style-name="Strong_20_Emphasis"><text:span text:style-name="T3">Los modos de open() más usados:</text:span></text:span></text:h>
      <text:p text:style-name="P8"><text:span text:style-name="T4">→ ‘r’: Por defecto**, para leer el fichero. </text:span><text:span text:style-name="Strong_20_Emphasis"><text:span text:style-name="T3">Ejemplo </text:span></text:span><text:span text:style-name="T4">open(‘miArchivo.txt’, ‘r’)</text:span></text:p>
      <text:p text:style-name="P7">→ ‘w’: Para escribir en el fichero. <text:span text:style-name="Strong_20_Emphasis"><text:span text:style-name="T5">Ejemplo </text:span></text:span>open(‘miArchivo.txt’, ‘w’)</text:p>
      <text:p text:style-name="P7">→ ‘x’: Para la creación, falla si ya existe. <text:span text:style-name="Strong_20_Emphasis"><text:span text:style-name="T5">Ejemplo </text:span></text:span>open(‘miArchivo.txt’, ‘x’)</text:p>
      <text:p text:style-name="P7">→ ‘a’: Para añadir contenido a un fichero existente. <text:span text:style-name="Strong_20_Emphasis"><text:span text:style-name="T5">Ejemplo </text:span></text:span>open(‘miArchivo.txt’, ‘a’)</text:p>
      <text:p text:style-name="P7">→ ‘b’: Para abrir en modo binario. <text:span text:style-name="Strong_20_Emphasis"><text:span text:style-name="T5">Ejemplo </text:span></text:span>open(‘miArchivo.txt’, ‘b’)</text:p>
      <text:p text:style-name="P7"/>
      <text:p text:style-name="P7">Por defecto o por default significa que si no se coloca es el que va a ser usado</text:p>
      <text:p text:style-name="P3"><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ui-monospace" svg:font-family="ui-monospace, SFMono-Regular, Menlo, Monaco, Consolas, 'Liberation Mono',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9T01:46:52.573614931</meta:creation-date>
    <dc:date>2025-01-09T02:14:03.383651339</dc:date>
    <meta:editing-duration>PT6M5S</meta:editing-duration>
    <meta:editing-cycles>1</meta:editing-cycles>
    <meta:document-statistic meta:table-count="0" meta:image-count="0" meta:object-count="0" meta:page-count="1" meta:paragraph-count="13" meta:word-count="235" meta:character-count="1461" meta:non-whitespace-character-count="1239"/>
    <meta:generator>LibreOffice/24.2.5.2$Linux_X86_64 LibreOffice_project/bffef4ea93e59bebbeaf7f431bb02b1a39ee8a59</meta:generator>
  </office:meta>
</office:document-meta>
</file>